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03d2" officeooo:paragraph-rsid="001d03d2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 fo:font-size="9.80000019073486pt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ce181e" style:font-name="JetBrains Mono" fo:font-size="9.80000019073486pt" officeooo:rsid="001bdb6e" officeooo:paragraph-rsid="001bdb6e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style:font-name="JetBrains Mono" fo:font-size="9.80000019073486pt"/>
    </style:style>
    <style:style style:name="T1" style:family="text">
      <style:text-properties fo:color="#0033b3"/>
    </style:style>
    <style:style style:name="T2" style:family="text">
      <style:text-properties fo:color="#0033b3" style:font-name="JetBrains Mono" fo:font-size="9.80000019073486pt"/>
    </style:style>
    <style:style style:name="T3" style:family="text">
      <style:text-properties fo:color="#000000"/>
    </style:style>
    <style:style style:name="T4" style:family="text">
      <style:text-properties fo:color="#000000" style:font-name="JetBrains Mono" fo:font-size="9.80000019073486pt"/>
    </style:style>
    <style:style style:name="T5" style:family="text">
      <style:text-properties style:font-name="JetBrains Mono" fo:font-size="9.80000019073486pt"/>
    </style:style>
    <style:style style:name="T6" style:family="text">
      <style:text-properties style:font-name="JetBrains Mono" fo:font-size="9.80000019073486pt" fo:font-style="italic"/>
    </style:style>
    <style:style style:name="T7" style:family="text">
      <style:text-properties style:font-name="JetBrains Mono" fo:font-size="9.80000019073486pt" fo:font-style="italic" officeooo:rsid="001672e1" style:font-style-asian="italic" style:font-style-complex="italic"/>
    </style:style>
    <style:style style:name="T8" style:family="text">
      <style:text-properties style:font-name="JetBrains Mono" fo:font-size="9.80000019073486pt" officeooo:rsid="001672e1"/>
    </style:style>
    <style:style style:name="T9" style:family="text">
      <style:text-properties fo:color="#00627a" style:font-name="JetBrains Mono" fo:font-size="9.80000019073486pt"/>
    </style:style>
    <style:style style:name="T10" style:family="text">
      <style:text-properties fo:color="#067d17" style:font-name="JetBrains Mono" fo:font-size="9.80000019073486pt"/>
    </style:style>
    <style:style style:name="T11" style:family="text">
      <style:text-properties fo:color="#8c8c8c"/>
    </style:style>
    <style:style style:name="T12" style:family="text">
      <style:text-properties fo:color="#8c8c8c" style:font-name="JetBrains Mono" fo:font-size="9.80000019073486pt" fo:font-style="italic"/>
    </style:style>
    <style:style style:name="T13" style:family="text">
      <style:text-properties fo:color="#8c8c8c" style:font-name="JetBrains Mono" fo:font-size="9.80000019073486pt" fo:font-style="italic" officeooo:rsid="001672e1"/>
    </style:style>
    <style:style style:name="T14" style:family="text">
      <style:text-properties fo:color="#8c8c8c" style:font-name="JetBrains Mono" fo:font-size="9.80000019073486pt" fo:font-style="italic" officeooo:rsid="001bc081"/>
    </style:style>
    <style:style style:name="T15" style:family="text">
      <style:text-properties fo:color="#871094" style:font-name="JetBrains Mono" fo:font-size="9.80000019073486pt"/>
    </style:style>
    <style:style style:name="T16" style:family="text">
      <style:text-properties fo:color="#871094" style:font-name="JetBrains Mono" fo:font-size="9.80000019073486pt" fo:font-style="italic"/>
    </style:style>
    <style:style style:name="T17" style:family="text">
      <style:text-properties fo:color="#007e8a"/>
    </style:style>
    <style:style style:name="T18" style:family="text">
      <style:text-properties fo:color="#007e8a" style:font-name="JetBrains Mono" fo:font-size="9.80000019073486pt"/>
    </style:style>
    <style:style style:name="T19" style:family="text">
      <style:text-properties fo:color="#1750eb" style:font-name="JetBrains Mono" fo:font-size="9.8000001907348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/></text:p>
      <text:p text:style-name="P4">Que:</text:p>
      <text:p text:style-name="P2"><text:span text:style-name="T1">public class </text:span><text:span text:style-name="T3">TekMain </text:span>{</text:p>
      <text:p text:style-name="P3"><text:s text:c="4"/><text:span text:style-name="T2">public static void </text:span><text:span text:style-name="T9">main</text:span><text:span text:style-name="T5">(</text:span><text:span text:style-name="T4">String</text:span><text:span text:style-name="T5">[] args) {</text:span></text:p>
      <text:p text:style-name="P3"><text:s text:c="7"/><text:span text:style-name="T4">List</text:span><text:span text:style-name="T5">&lt;</text:span><text:span text:style-name="T4">Object</text:span><text:span text:style-name="T5">&gt; </text:span><text:span text:style-name="T4">l1 </text:span><text:span text:style-name="T5">= </text:span><text:span text:style-name="T2">new </text:span><text:span text:style-name="T5">ArrayList&lt;&gt;();</text:span></text:p>
      <text:p text:style-name="P3"><text:s text:c="7"/><text:span text:style-name="T4">List</text:span><text:span text:style-name="T5">&lt;?&gt; </text:span><text:span text:style-name="T4">lo </text:span><text:span text:style-name="T5">= </text:span><text:span text:style-name="T2">new </text:span><text:span text:style-name="T5">ArrayList&lt;&gt;();</text:span></text:p>
      <text:p text:style-name="P3"><text:s text:c="7"/><text:span text:style-name="T4">l1</text:span><text:span text:style-name="T5">.add(</text:span><text:span text:style-name="T10">""</text:span><text:span text:style-name="T5">);</text:span></text:p>
      <text:p text:style-name="P3"><text:s text:c="7"/><text:span text:style-name="T4">lo</text:span><text:span text:style-name="T5">.add(</text:span><text:span text:style-name="T10">""</text:span><text:span text:style-name="T5">); <text:s/></text:span><text:span text:style-name="T12">//compilation error here</text:span></text:p>
      <text:p text:style-name="P3"><text:span text:style-name="T11"><text:s text:c="7"/></text:span><text:span text:style-name="T4">System</text:span><text:span text:style-name="T5">.</text:span><text:span text:style-name="T16">out</text:span><text:span text:style-name="T5">.println(</text:span><text:span text:style-name="T4">l1</text:span><text:span text:style-name="T5">);</text:span></text:p>
      <text:p text:style-name="P3"><text:s text:c="7"/><text:span text:style-name="T4">System</text:span><text:span text:style-name="T5">.</text:span><text:span text:style-name="T16">out</text:span><text:span text:style-name="T5">.println(</text:span><text:span text:style-name="T4">lo</text:span><text:span text:style-name="T5">);</text:span></text:p>
      <text:p text:style-name="P3"><text:s text:c="4"/><text:span text:style-name="T5">}</text:span></text:p>
      <text:p text:style-name="P5">}</text:p>
      <text:p text:style-name="Standard"/>
      <text:p text:style-name="Standard"/>
      <text:p text:style-name="P4">Que:</text:p>
      <text:p text:style-name="P2"><text:span text:style-name="T1">public class </text:span><text:span text:style-name="T3">TekMain</text:span>&lt;<text:span text:style-name="T17">anygen</text:span>&gt; {</text:p>
      <text:p text:style-name="P3"><text:s text:c="4"/><text:span text:style-name="T18">anygen </text:span><text:span text:style-name="T15">field</text:span><text:span text:style-name="T5">;</text:span></text:p>
      <text:p text:style-name="P3"><text:s text:c="4"/><text:span text:style-name="T2">public </text:span><text:span text:style-name="T9">TekMain</text:span><text:span text:style-name="T5">(</text:span><text:span text:style-name="T18">anygen </text:span><text:span text:style-name="T5">field) {</text:span></text:p>
      <text:p text:style-name="P3"><text:s text:c="8"/><text:span text:style-name="T2">this</text:span><text:span text:style-name="T5">.</text:span><text:span text:style-name="T15">field </text:span><text:span text:style-name="T5">= field;</text:span></text:p>
      <text:p text:style-name="P3"><text:s text:c="4"/><text:span text:style-name="T5">}</text:span></text:p>
      <text:p text:style-name="P3"><text:s text:c="4"/><text:span text:style-name="T2">public static void </text:span><text:span text:style-name="T9">main</text:span><text:span text:style-name="T5">(</text:span><text:span text:style-name="T4">String</text:span><text:span text:style-name="T5">[] args) {</text:span></text:p>
      <text:p text:style-name="P3"><text:s text:c="7"/><text:span text:style-name="T4">TekMain</text:span><text:span text:style-name="T5">&lt;</text:span><text:span text:style-name="T4">String</text:span><text:span text:style-name="T5">&gt; </text:span><text:span text:style-name="T4">arr</text:span><text:span text:style-name="T5">[] = <text:s/></text:span><text:span text:style-name="T2">new </text:span><text:span text:style-name="T5">TekMain&lt;</text:span><text:span text:style-name="T4">String</text:span><text:span text:style-name="T5">&gt;[</text:span><text:span text:style-name="T19">100</text:span><text:span text:style-name="T5">]; </text:span><text:span text:style-name="T12">// compilation error here, </text:span><text:span text:style-name="T13">remove </text:span></text:p>
      <text:p text:style-name="P3"><text:span text:style-name="T11"><text:s text:c="7"/></text:span><text:span text:style-name="T4">arr</text:span><text:span text:style-name="T5">[</text:span><text:span text:style-name="T19">0</text:span><text:span text:style-name="T5">] = </text:span><text:span text:style-name="T2">new </text:span><text:span text:style-name="T5">TekMain(</text:span><text:span text:style-name="T10">"test"</text:span><text:span text:style-name="T5">); <text:s text:c="40"/>// </text:span><text:span text:style-name="T7">change to new TekMain[100];</text:span></text:p>
      <text:p text:style-name="P3"><text:s text:c="7"/><text:span text:style-name="T4">arr</text:span><text:span text:style-name="T5">[</text:span><text:span text:style-name="T19">1</text:span><text:span text:style-name="T5">] = </text:span><text:span text:style-name="T2">new </text:span><text:span text:style-name="T5">TekMain(</text:span><text:span text:style-name="T19">1</text:span><text:span text:style-name="T5">);</text:span></text:p>
      <text:p text:style-name="P3"><text:s text:c="7"/><text:span text:style-name="T4">arr</text:span><text:span text:style-name="T5">[</text:span><text:span text:style-name="T19">2</text:span><text:span text:style-name="T5">] = (</text:span><text:span text:style-name="T4">TekMain</text:span><text:span text:style-name="T5">&lt;</text:span><text:span text:style-name="T4">String</text:span><text:span text:style-name="T5">&gt;)</text:span><text:span text:style-name="T2">new </text:span><text:span text:style-name="T5">TekMain(</text:span><text:span text:style-name="T19">1</text:span><text:span text:style-name="T5">);</text:span></text:p>
      <text:p text:style-name="P3"><text:s text:c="4"/><text:span text:style-name="T5">}</text:span></text:p>
      <text:p text:style-name="P5">}</text:p>
      <text:p text:style-name="P4">Que:</text:p>
      <text:p text:style-name="P2"><text:span text:style-name="T1">public class </text:span><text:span text:style-name="T3">TekMain</text:span>&lt;<text:span text:style-name="T17">E</text:span>&gt; {</text:p>
      <text:p text:style-name="P3"><text:s text:c="3"/><text:span text:style-name="T2">public static <text:s/></text:span><text:span text:style-name="T5">&lt;</text:span><text:span text:style-name="T18">E</text:span><text:span text:style-name="T5">&gt; </text:span><text:span text:style-name="T2">void </text:span><text:span text:style-name="T9">append</text:span><text:span text:style-name="T5">(</text:span><text:span text:style-name="T4">List</text:span><text:span text:style-name="T5">&lt;</text:span><text:span text:style-name="T18">E</text:span><text:span text:style-name="T5">&gt; list){</text:span></text:p>
      <text:p text:style-name="P3"><text:s text:c="7"/><text:span text:style-name="T18">E </text:span><text:span text:style-name="T4">ele </text:span><text:span text:style-name="T5">= </text:span><text:span text:style-name="T2">new </text:span><text:span text:style-name="T5">E(); </text:span><text:span text:style-name="T12">//parameter E can't instantiate <text:s/>directly</text:span></text:p>
      <text:p text:style-name="P3"><text:span text:style-name="T11"><text:s text:c="7"/></text:span><text:span text:style-name="T5">list.add(</text:span><text:span text:style-name="T4">ele</text:span><text:span text:style-name="T5">);</text:span></text:p>
      <text:p text:style-name="P3"><text:s text:c="7"/><text:span text:style-name="T4">System</text:span><text:span text:style-name="T5">.</text:span><text:span text:style-name="T16">out</text:span><text:span text:style-name="T5">.println(list);</text:span></text:p>
      <text:p text:style-name="P3"><text:s text:c="3"/><text:span text:style-name="T5">}</text:span></text:p>
      <text:p text:style-name="P3"><text:s text:c="4"/><text:span text:style-name="T2">public static void </text:span><text:span text:style-name="T9">main</text:span><text:span text:style-name="T5">(</text:span><text:span text:style-name="T4">String</text:span><text:span text:style-name="T5">[] args) {</text:span></text:p>
      <text:p text:style-name="P3"><text:s text:c="4"/><text:span text:style-name="T4">TekMain</text:span><text:span text:style-name="T5">.</text:span><text:span text:style-name="T6">append</text:span><text:span text:style-name="T5">(</text:span><text:span text:style-name="T4">Arrays</text:span><text:span text:style-name="T5">.</text:span><text:span text:style-name="T6">asList</text:span><text:span text:style-name="T5">(</text:span><text:span text:style-name="T10">"one"</text:span><text:span text:style-name="T5">,</text:span><text:span text:style-name="T10">"two"</text:span><text:span text:style-name="T5">));</text:span></text:p>
      <text:p text:style-name="P3"><text:s text:c="4"/><text:span text:style-name="T5">}</text:span></text:p>
      <text:p text:style-name="P5">}</text:p>
      <text:p text:style-name="P4">Que:</text:p>
      <text:p text:style-name="P2"><text:span text:style-name="T1">public class </text:span><text:span text:style-name="T3">TekMain</text:span>&lt;<text:span text:style-name="T17">E</text:span>&gt; {</text:p>
      <text:p text:style-name="P3"><text:s text:c="4"/><text:span text:style-name="T2">public static void </text:span><text:span text:style-name="T9">main</text:span><text:span text:style-name="T5">(</text:span><text:span text:style-name="T4">String</text:span><text:span text:style-name="T5">[] args) {</text:span></text:p>
      <text:p text:style-name="P3"><text:s text:c="8"/><text:span text:style-name="T4">List</text:span><text:span text:style-name="T5">[] </text:span><text:span text:style-name="T4">aa</text:span><text:span text:style-name="T5">= </text:span><text:span text:style-name="T2">new </text:span><text:span text:style-name="T5">ArrayList[</text:span><text:span text:style-name="T19">2</text:span><text:span text:style-name="T5">]; </text:span><text:span text:style-name="T12">// compiles fine</text:span></text:p>
      <text:p text:style-name="P3"><text:span text:style-name="T11"><text:s text:c="4"/></text:span><text:span text:style-name="T5">}</text:span></text:p>
      <text:p text:style-name="P5">}</text:p>
      <text:p text:style-name="Standard"/>
      <text:p text:style-name="P4">Que:</text:p>
      <text:p text:style-name="P2"><text:span text:style-name="T1">public class </text:span><text:span text:style-name="T3">TekMain </text:span>{</text:p>
      <text:p text:style-name="P3"><text:s text:c="4"/><text:span text:style-name="T2">public static void </text:span><text:span text:style-name="T9">main</text:span><text:span text:style-name="T5">(</text:span><text:span text:style-name="T4">String</text:span><text:span text:style-name="T5">[] args) {</text:span></text:p>
      <text:p text:style-name="P3"><text:s text:c="8"/><text:span text:style-name="T4">List</text:span><text:span text:style-name="T5">&lt;</text:span><text:span text:style-name="T4">String</text:span><text:span text:style-name="T5">&gt; </text:span><text:span text:style-name="T4">list </text:span><text:span text:style-name="T5">= </text:span><text:span text:style-name="T4">List</text:span><text:span text:style-name="T5">.</text:span><text:span text:style-name="T6">of</text:span><text:span text:style-name="T5">(</text:span><text:span text:style-name="T10">"yes"</text:span><text:span text:style-name="T5">, </text:span><text:span text:style-name="T10">"tody"</text:span><text:span text:style-name="T5">,</text:span><text:span text:style-name="T10">"tmr"</text:span><text:span text:style-name="T5">);</text:span></text:p>
      <text:p text:style-name="P3"><text:s text:c="8"/><text:span text:style-name="T4">String</text:span><text:span text:style-name="T5">[] </text:span><text:span text:style-name="T4">arr</text:span><text:span text:style-name="T5">=</text:span><text:span text:style-name="T4">list</text:span><text:span text:style-name="T5">.toArray(size -&gt; </text:span><text:span text:style-name="T2">new </text:span><text:span text:style-name="T5">String[size + </text:span><text:span text:style-name="T19">4</text:span><text:span text:style-name="T5">]);</text:span></text:p>
      <text:p text:style-name="P3"><text:s text:c="8"/><text:span text:style-name="T4">System</text:span><text:span text:style-name="T5">.</text:span><text:span text:style-name="T16">out</text:span><text:span text:style-name="T5">.println(</text:span><text:span text:style-name="T4">Arrays</text:span><text:span text:style-name="T5">.</text:span><text:span text:style-name="T6">toString</text:span><text:span text:style-name="T5">(</text:span><text:span text:style-name="T4">arr</text:span><text:span text:style-name="T5">));</text:span></text:p>
      <text:p text:style-name="P3"><text:s text:c="8"/><text:span text:style-name="T12">//</text:span><text:span text:style-name="T14">out put : </text:span><text:span text:style-name="T12">[yes, tody, tmr, null]</text:span></text:p>
      <text:p text:style-name="P3"><text:span text:style-name="T11"><text:s text:c="4"/></text:span><text:span text:style-name="T5">}</text:span></text:p>
      <text:p text:style-name="P5">}</text:p>
      <text:p text:style-name="Standard"><text:soft-page-break/></text:p>
      <text:p text:style-name="Standard"/>
      <text:p text:style-name="P1">In java IdentityHashMap condition of equality is ? <text:s text:c="2"/>// reference equal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8T14:08:48.657864664</meta:creation-date>
    <dc:date>2021-05-28T14:57:41.959894119</dc:date>
    <meta:editing-duration>PT48M52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51" meta:word-count="177" meta:character-count="1514" meta:non-whitespace-character-count="1140"/>
  </office:meta>
</office:document-meta>
</file>